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93d58" officeooo:paragraph-rsid="00093d58"/>
    </style:style>
    <style:style style:name="P2" style:family="paragraph" style:parent-style-name="Standard">
      <style:text-properties officeooo:rsid="000989f7" officeooo:paragraph-rsid="000989f7"/>
    </style:style>
    <style:style style:name="P3" style:family="paragraph" style:parent-style-name="Standard">
      <style:text-properties officeooo:rsid="000a3528" officeooo:paragraph-rsid="000a3528"/>
    </style:style>
    <style:style style:name="P4" style:family="paragraph" style:parent-style-name="Standard">
      <style:text-properties officeooo:rsid="000a3528" officeooo:paragraph-rsid="000a3528"/>
    </style:style>
    <style:style style:name="P5" style:family="paragraph" style:parent-style-name="Standard">
      <style:text-properties officeooo:rsid="000b4d82" officeooo:paragraph-rsid="000b4d82"/>
    </style:style>
    <style:style style:name="P6" style:family="paragraph" style:parent-style-name="Standard">
      <style:text-properties officeooo:rsid="000b4d82" officeooo:paragraph-rsid="000b9693"/>
    </style:style>
    <style:style style:name="P7" style:family="paragraph" style:parent-style-name="Standard">
      <style:text-properties officeooo:rsid="000b4d82" officeooo:paragraph-rsid="001562b1"/>
    </style:style>
    <style:style style:name="P8" style:family="paragraph" style:parent-style-name="Standard">
      <style:text-properties officeooo:rsid="000b9693" officeooo:paragraph-rsid="000b9693"/>
    </style:style>
    <style:style style:name="P9" style:family="paragraph" style:parent-style-name="Standard">
      <style:text-properties officeooo:rsid="000c93a0" officeooo:paragraph-rsid="000c93a0"/>
    </style:style>
    <style:style style:name="P10" style:family="paragraph" style:parent-style-name="Standard">
      <style:text-properties officeooo:rsid="000c93a0" officeooo:paragraph-rsid="000cc026"/>
    </style:style>
    <style:style style:name="P11" style:family="paragraph" style:parent-style-name="Standard">
      <style:text-properties officeooo:rsid="000cc026" officeooo:paragraph-rsid="000cc026"/>
    </style:style>
    <style:style style:name="P12" style:family="paragraph" style:parent-style-name="Standard">
      <style:text-properties officeooo:rsid="000df576" officeooo:paragraph-rsid="000df576"/>
    </style:style>
    <style:style style:name="P13" style:family="paragraph" style:parent-style-name="Standard">
      <style:text-properties officeooo:rsid="000f919d" officeooo:paragraph-rsid="000f919d"/>
    </style:style>
    <style:style style:name="P14" style:family="paragraph" style:parent-style-name="Standard">
      <style:text-properties officeooo:rsid="001175fd" officeooo:paragraph-rsid="001175fd"/>
    </style:style>
    <style:style style:name="P15" style:family="paragraph" style:parent-style-name="Standard">
      <style:text-properties officeooo:rsid="001183e0" officeooo:paragraph-rsid="001183e0"/>
    </style:style>
    <style:style style:name="P16" style:family="paragraph" style:parent-style-name="Standard">
      <style:text-properties officeooo:rsid="00135281" officeooo:paragraph-rsid="00135281"/>
    </style:style>
    <style:style style:name="P17" style:family="paragraph" style:parent-style-name="Standard">
      <style:text-properties officeooo:rsid="00135281" officeooo:paragraph-rsid="001562b1"/>
    </style:style>
    <style:style style:name="P18" style:family="paragraph" style:parent-style-name="Standard">
      <style:text-properties officeooo:rsid="00135281" officeooo:paragraph-rsid="001803a7"/>
    </style:style>
    <style:style style:name="P19" style:family="paragraph" style:parent-style-name="Standard">
      <style:text-properties officeooo:rsid="00135281" officeooo:paragraph-rsid="0023120a"/>
    </style:style>
    <style:style style:name="P20" style:family="paragraph" style:parent-style-name="Standard">
      <style:text-properties officeooo:rsid="001480fc" officeooo:paragraph-rsid="001480fc"/>
    </style:style>
    <style:style style:name="P21" style:family="paragraph" style:parent-style-name="Standard">
      <style:text-properties officeooo:rsid="001562b1" officeooo:paragraph-rsid="001562b1"/>
    </style:style>
    <style:style style:name="P22" style:family="paragraph" style:parent-style-name="Standard">
      <style:text-properties officeooo:rsid="001803a7" officeooo:paragraph-rsid="001803a7"/>
    </style:style>
    <style:style style:name="P23" style:family="paragraph" style:parent-style-name="Standard">
      <style:text-properties officeooo:rsid="0018bfd2" officeooo:paragraph-rsid="0018bfd2"/>
    </style:style>
    <style:style style:name="P24" style:family="paragraph" style:parent-style-name="Standard">
      <style:text-properties officeooo:rsid="001aa857" officeooo:paragraph-rsid="001aa857"/>
    </style:style>
    <style:style style:name="P25" style:family="paragraph" style:parent-style-name="Standard">
      <style:text-properties officeooo:rsid="001ab27e" officeooo:paragraph-rsid="001ab27e"/>
    </style:style>
    <style:style style:name="P26" style:family="paragraph" style:parent-style-name="Standard">
      <style:text-properties officeooo:rsid="001b1e12" officeooo:paragraph-rsid="001b1e12"/>
    </style:style>
    <style:style style:name="P27" style:family="paragraph" style:parent-style-name="Standard">
      <style:text-properties officeooo:rsid="001c35b7" officeooo:paragraph-rsid="001c35b7"/>
    </style:style>
    <style:style style:name="P28" style:family="paragraph" style:parent-style-name="Standard">
      <style:text-properties officeooo:rsid="001c35b7" officeooo:paragraph-rsid="001e0325"/>
    </style:style>
    <style:style style:name="P29" style:family="paragraph" style:parent-style-name="Standard">
      <style:text-properties officeooo:rsid="001e0325" officeooo:paragraph-rsid="001e0325"/>
    </style:style>
    <style:style style:name="P30" style:family="paragraph" style:parent-style-name="Standard">
      <style:text-properties officeooo:rsid="001fc839" officeooo:paragraph-rsid="001fc839"/>
    </style:style>
    <style:style style:name="P31" style:family="paragraph" style:parent-style-name="Standard">
      <style:text-properties officeooo:rsid="0020fa27" officeooo:paragraph-rsid="0020fa27"/>
    </style:style>
    <style:style style:name="P32" style:family="paragraph" style:parent-style-name="Standard">
      <style:text-properties officeooo:rsid="0021d44b" officeooo:paragraph-rsid="0021d44b"/>
    </style:style>
    <style:style style:name="P33" style:family="paragraph" style:parent-style-name="Standard">
      <style:text-properties officeooo:rsid="0023120a" officeooo:paragraph-rsid="0023120a"/>
    </style:style>
    <style:style style:name="P34" style:family="paragraph" style:parent-style-name="Standard">
      <style:text-properties officeooo:rsid="0023d2a6" officeooo:paragraph-rsid="0023d2a6"/>
    </style:style>
    <style:style style:name="P35" style:family="paragraph" style:parent-style-name="Standard">
      <style:text-properties officeooo:rsid="00252af3" officeooo:paragraph-rsid="00252af3"/>
    </style:style>
    <style:style style:name="P36" style:family="paragraph" style:parent-style-name="Standard">
      <style:text-properties officeooo:rsid="00259929" officeooo:paragraph-rsid="00259929"/>
    </style:style>
    <style:style style:name="T1" style:family="text">
      <style:text-properties officeooo:rsid="000a3528"/>
    </style:style>
    <style:style style:name="T2" style:family="text">
      <style:text-properties style:text-position="super 58%"/>
    </style:style>
    <style:style style:name="T3" style:family="text">
      <style:text-properties officeooo:rsid="000b4d82"/>
    </style:style>
    <style:style style:name="T4" style:family="text">
      <style:text-properties officeooo:rsid="000b9693"/>
    </style:style>
    <style:style style:name="T5" style:family="text">
      <style:text-properties officeooo:rsid="000c93a0"/>
    </style:style>
    <style:style style:name="T6" style:family="text">
      <style:text-properties officeooo:rsid="000cc026"/>
    </style:style>
    <style:style style:name="T7" style:family="text">
      <style:text-properties officeooo:rsid="001175fd"/>
    </style:style>
    <style:style style:name="T8" style:family="text">
      <style:text-properties officeooo:rsid="001183e0"/>
    </style:style>
    <style:style style:name="T9" style:family="text">
      <style:text-properties officeooo:rsid="00164a4a"/>
    </style:style>
    <style:style style:name="T10" style:family="text">
      <style:text-properties officeooo:rsid="001aa857"/>
    </style:style>
    <style:style style:name="T11" style:family="text">
      <style:text-properties officeooo:rsid="001ab27e"/>
    </style:style>
    <style:style style:name="T12" style:family="text">
      <style:text-properties officeooo:rsid="001c35b7"/>
    </style:style>
    <style:style style:name="T13" style:family="text">
      <style:text-properties officeooo:rsid="001e0325"/>
    </style:style>
    <style:style style:name="T14" style:family="text">
      <style:text-properties officeooo:rsid="001fc839"/>
    </style:style>
    <style:style style:name="T15" style:family="text">
      <style:text-properties officeooo:rsid="0023120a"/>
    </style:style>
    <style:style style:name="T16" style:family="text">
      <style:text-properties officeooo:rsid="0023d2a6"/>
    </style:style>
    <style:style style:name="T17" style:family="text">
      <style:text-properties officeooo:rsid="00252af3"/>
    </style:style>
    <style:style style:name="T18" style:family="text">
      <style:text-properties fo:font-style="italic" officeooo:rsid="00252af3"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P1">More specific focus this week after general modelling last week.</text:p>
      <text:p text:style-name="P1">Specifically, revisiting management complexity and importance of modelling in this.</text:p>
      <text:p text:style-name="P1">What this means is that we will be talking about variability: things that may be obvious to ecologists or biologists, but perhaps not recognised hugely widely: that not all animals are alike, not all humans are alike, and that effective conservation is dependent on recognising this and thinking about socio-ecological systems as a whole.</text:p>
      <text:p text:style-name="P1">In sum, we will discuss how it is vital to consider stakeholders to enable effective conservation.</text:p>
      <text:p text:style-name="P1">One way of doing this is, is using managament strategy evaluation approaches.</text:p>
      <text:p text:style-name="P1">Will talk about specific implementation of MSE, developed in our group. Will show features of this framework and its methods.</text:p>
      <text:p text:style-name="P1">Finish, by talking about an example application of GMSE, to hopefully convince you of its effectiveness.</text:p>
      <text:p text:style-name="P1"/>
      <text:p text:style-name="P1">Management complexity</text:p>
      <text:p text:style-name="P2">So, jumping straight into management complexity</text:p>
      <text:p text:style-name="P2">To begin, conceptual model.</text:p>
      <text:p text:style-name="P2">Simple models to explain how populations respond to environment. </text:p>
      <text:p text:style-name="P2">In more general terms, this modelling as natural resource population and how they respond to human pressures like hunting or harvesting by resource users.</text:p>
      <text:p text:style-name="P2">Could be anything <text:s/>- example fish stocks (cod), large mammals (lions) hunted in Serengeti.</text:p>
      <text:p text:style-name="P2">To model systems like this, next step is to think about managers and how they respond to this harvester-resource relationship. Traditionally, via setting policy, harvest control rules – quotas. <text:span text:style-name="T1">Over next season, next few years, divided by hunters, countries.</text:span></text:p>
      <text:p text:style-name="P3">Next step in model – uncertainty. Many different ones, many processes. Can affect any of these states. Both resource user side, natural resource side, or manager effect side.</text:p>
      <text:p text:style-name="P3">Finally, also, discussed importance of individual variability in different states – both on natural resource side, as well as resource user side. Traditionally, this wasn’t done.</text:p>
      <text:p text:style-name="P3"/>
      <text:p text:style-name="P3">Management complexity – simple harvest rules can lead to population collapse</text:p>
      <text:p text:style-name="P3">Not accounting for management complexity – including variability in states, for example among individuals, can have bad consequences in real world. <text:span text:style-name="T3">Specifically, in terms of what I was saying of managers setting simple harvest control rules.</text:span></text:p>
      <text:p text:style-name="P3">Classic example – atlantic cod management in latter half of 20<text:span text:style-name="T2">th</text:span> century. Huge overfishing problem – Hutchings and Myers showed that in period when total catch actually increased (bottom graph<text:span text:style-name="T3">), the underlying population was actually declining dramatically during the same period, in the top graph shown as the spawning stock biomass – indicating what the authors describe as a “collapse of the age structure of the population”.</text:span></text:p>
      <text:p text:style-name="P5">In other words, what this example shows is that unless the complexity of the system, in this case understanding of age structures and their importance to population growth rates, is taken account of, sustainable management of harvested populations is very difficult to achieve.</text:p>
      <text:p text:style-name="P5"/>
      <text:p text:style-name="P5">Management complexity – ignoring individual behaviour affects projects</text:p>
      <text:p text:style-name="P6">As another example, here of not so much harvested populations but <text:span text:style-name="T4">managing the potential adverse effects of disturbance on protected animal populations – here an </text:span>example of the red billed chough in <text:span text:style-name="T4">France. What this example again shows is the importance of considering differences between individuals – again in this case, different age classes, when making population projections.</text:span></text:p>
      <text:p text:style-name="P8">In this case, the areas where the coughs breed are heavily visited by tourists. </text:p>
      <text:p text:style-name="P8">Even though there is no direct negative effect of tourists on juvenile birds or even birds in the nest, there is clear empirical evidence that increased visit rates by tourists cause a decline in juvenile survival.</text:p>
      <text:p text:style-name="P8"><text:soft-page-break/>Using a range of models, these authors showed that this indirect nehative effect of tourism, via effects on adult foraging behaviour, has a vital effect on population trajectories. The graphs on the left here show the predicted population trajectories over simulated years, at different levels of intensity of disturbance.</text:p>
      <text:p text:style-name="P8">So as in the case of the Oystercatcher models we discussed last week, this work clearly shows the importance of both understanding variation in individual behaviour as well as taking account of it when making population projections.</text:p>
      <text:p text:style-name="P8"/>
      <text:p text:style-name="P9">Management in socio-economic systems</text:p>
      <text:p text:style-name="P9">Point about all of this, important to realise that almost all of the examples I’ve talked about so far are complex SES.</text:p>
      <text:p text:style-name="P9">Comprise of resources, resource users, users and governance. </text:p>
      <text:p text:style-name="P10">People interacting with environment – so vital to consider people and behaviour of people in management of these systems. <text:span text:style-name="T6">Applies to all case studies discussed so far – Oystercatchers, lions, atlantic cod stocks, choughs. </text:span></text:p>
      <text:p text:style-name="P10"><text:span text:style-name="T6">Diagram represents Ostrom’s famous framework for this from 2009.</text:span></text:p>
      <text:p text:style-name="P11"/>
      <text:p text:style-name="P11"><text:span text:style-name="T5">Management in socio-economic systems</text:span></text:p>
      <text:p text:style-name="P11">The key point to make however is that it should be clear that the so-called classic approaches to natural resource management only really focused on the wildlife – so on the resource alone. And what Ostrom’s framework – as well as the examples I mentioned earlier - very clearly illustrates is that to make effective predictions of harvested or disturbed populations, we need to understand the SES as a whole; even though we are biologists or ecologists, to work effectively in this field we need to consider both wildlife and people.</text:p>
      <text:p text:style-name="P11">What’s more, just as we need to understand the details of our resource population – our models need to take account of mechanisms and individual variability in our animal populations, for example – we also need to understand the details of our users and governance systems. For example, how are resource users different, both within and among systems? How do managers differ and how may they respond differently to different stakeholders?</text:p>
      <text:p text:style-name="P11"/>
      <text:p text:style-name="P11">Importance of stakeholders (1)</text:p>
      <text:p text:style-name="P14">Variation in behaviour: motivations</text:p>
      <text:p text:style-name="P11">This last point then becomes quite interesting and fairly cutting edge.</text:p>
      <text:p text:style-name="P11">Specific consideration of people, and variation in their behaviour in response to the resources and managemetn thereof, is vital – and has not actually been studied to a great extent, and certainly not in a quantitative way.</text:p>
      <text:p text:style-name="P12">The example I’ve put up here is a very recent research paper that has done exactly this. Here, the authors have studied and talked to a large number of recreational goose hunters in Denmark. In many Scandinavian countries this is a very popular activity with many people involved in it; and indeed, in some cases this public interest in hunting is even used as a kind of population management tool. In this case, this is about Pink-footed geese, but like in many similar species, because of rapid population expansion there are now increased issues with conflicts with farmers, with geese damaging crops. So recreational hunting and setting of appropriate hunting bags is used as one tool to manage rapidly growing populations in a sustainable way.</text:p>
      <text:p text:style-name="P12">What is interesting, however, is that from Williams’ work it is very clear that one goose hunter is not the same as another – while the vast majority of individuals shoot perhaps only 1 or 2 geese in an entire winter, a small proportion of this hunter population shoot ten times that amount.</text:p>
      <text:p text:style-name="P13">At the same time, there was quite substantial variation among hunters in terms of effort – the number of days they went out to shoot – but also in how succesful they were over those days. Some shot only a few over a short period of days, others many. While there was an overall effect of effort on total goose bag, the strength of this effort is of course notably different between individuals that shot many, and those that shot far more.</text:p>
      <text:p text:style-name="P13"><text:soft-page-break/>In other words, this variation in behaviour among resource users, here hunters, has a vital impact on the resulting effect on the resource population (here geese).</text:p>
      <text:p text:style-name="P13">As a consequence, effective management of this population via this means is very much reliant on really understanding the variation among your resource users, <text:span text:style-name="T7">specifically their motivations</text:span>, and their likely responses to management interventions – someone who only goes out to shoot one or two days and shoots maybe one goose is unlikely to respond to the same management interventions as someone who shoots many geese over a longer period of time.</text:p>
      <text:p text:style-name="P13"/>
      <text:p text:style-name="P14">Importance of stakeholders (2)</text:p>
      <text:p text:style-name="P14">Variation in behaviour</text:p>
      <text:p text:style-name="P14">Taking this view of the importance of variability among stakeholders in a system <text:span text:style-name="T8">a little bit further, it is not only users’ motivations that can vary, many other aspects of their behaviour can differ, too.</text:span></text:p>
      <text:p text:style-name="P15">Specifically, it is very likely that compliance with for example harvesting rules that are set by managers, will be incomplete, with some users wholly complying, others partially, or others not at all.</text:p>
      <text:p text:style-name="P15">A key example of the importance of compliance, or perhaps non-compliance, in the management of natural resource systems, is that of illegal ivory poaching in Africa. Although killing elephants for ivory is illegal globally, in part due to a high demand and high price of ivory on the black market, the illegal killing rate of elephants has been high in recent years.</text:p>
      <text:p text:style-name="P15">Although this is a very controversial issue, and much attention is focused on enforcement of hunting bans, it is increasingly recognised that to understand this SES and maintain elephant conservation, we need to understand what drives variation in comliance – just as not all elephants are the same, not all ivory poachers are the same, and different management interventions are likely to work in different areas.</text:p>
      <text:p text:style-name="P15"/>
      <text:p text:style-name="P16">Adaptive management</text:p>
      <text:p text:style-name="P20">Ok, so consideration of variability of stakeholders in your SES of choice is clearly vital.</text:p>
      <text:p text:style-name="P20">Taking a step back, what does this mean from the perspective of the overall frameworks we use to manage populations or resources?</text:p>
      <text:p text:style-name="P20">You will have all heard of adaptive management, and probably have already seen this diagram, or different forms of it.</text:p>
      <text:p text:style-name="P20">Adapative Management has now become a fairly well known, if rarely properly implemented, framework to approach natural resource management.</text:p>
      <text:p text:style-name="P20">The key here is that the full implementation of adaptive management is by nature a cyclical process, with the idea being to continuously update management on the basis of assessment and re-asssessment of the effect of management interventions. </text:p>
      <text:p text:style-name="P21">What is important to note, however, in this framework consideration of variability and particularly of that in stakeholder responses is very limited. Usually this is limited to means and averages and limited to overall economic drivers, e.g. fishing fleets and efficacy of them, for example.</text:p>
      <text:p text:style-name="P21">Individual stakeholder behaviour is rarely (if ever) considered.</text:p>
      <text:p text:style-name="P7"/>
      <text:p text:style-name="P16">Management Strategy Evaluation (MSE): Definition</text:p>
      <text:p text:style-name="P21">An alternative framework to manage natural resource populations is something called Management Strategy Evaluation. I think you have already been told about this before, but I will re-iterate here.</text:p>
      <text:p text:style-name="P21">This approach was a development of adaptive management; and is originally rooted in the management of fisheries. So what is this?</text:p>
      <text:p text:style-name="P21">Here are a couple of definitions, that may be more or less helpful.</text:p>
      <text:p text:style-name="P21">First… </text:p>
      <text:p text:style-name="P21">Second … (Nils’).</text:p>
      <text:p text:style-name="P21">A few key take home messages here – the note about trade-offs is key, as well as the fact that a range of objectives, potentially conflicting objectives. </text:p>
      <text:p text:style-name="P21"><text:soft-page-break/>Within the MSE context, decision makers’ trade-offs are central, and these depend on the context in which decisions are made, individual preferences etc.</text:p>
      <text:p text:style-name="P21"/>
      <text:p text:style-name="P16">Management Strategy Evaluation (MSE): Structure</text:p>
      <text:p text:style-name="P21">In particular, what the MSE approach allows us to do, and how it is in my view and advance on purely cyclical adaptive management, is explicitly account for and separate different components of the system we are interested in; so we can separately model the resource dynamics, the observation process, the managers’ decisions and the users’ decision, and how each of these are dependent on each other.</text:p>
      <text:p text:style-name="P21">The key point, is that by using this modular approach, <text:span text:style-name="T9">we can also start to explicitly account for a whole range of variability and uncertainty at different levels. So for the observation process we can think about how detection error or biases in the observations will affect the measurement of our resource – this is dealing with uncertainty specifically. However, on a more mechanistic level, we can incorporate what we know or understand about variability among managers – for example in terms of their preferences or biases – and users – in terms of behaviour or compliance, like we have seen in earlier examples – into the our models. This is all stuff that would be really hard to do using a basic cyclical adapative management approach.</text:span></text:p>
      <text:p text:style-name="P17"/>
      <text:p text:style-name="P16">MSE key advantage: uncertainty (1): Process uncertainty</text:p>
      <text:p text:style-name="P22">To just talk about and illustrate this in some more detail, we can talk about these sources of variability and uncertainty in more general terms, illustrating how MSE can deal with each of these.</text:p>
      <text:p text:style-name="P22">So in modelling terms we often talk about process uncertainty.</text:p>
      <text:p text:style-name="P22">This may be especially tied to our understanding of the natural resource model; that is to say, process uncertainty deals with the idea that there simply is uncertainty in the dynamics of populations, stochasticity or random variation. In statistical terms people often talk about this in terms of “error” in our model, or ask questions about the validity or precisions of the parameters we use in our models.</text:p>
      <text:p text:style-name="P16"/>
      <text:p text:style-name="P16">MSE key advantage: uncertainty (2): Monitoring uncertainty</text:p>
      <text:p text:style-name="P22">Secondly, there is monitoring uncertainty – I already mentioned this. The important thing to note here is that this can and should be seen as separate from process uncertainty. Regardless of any stochasticity or error in your population model, it is possible and usually even likley that a manager’s observations of a population are imperfect – for example through survey design. It is important to note that in many “classic” population models and even many resource management models, this is either not accounted for at all, or is “incorporated” into the error of the population model itself, making it impossible to understand or model how variation in survey design itself is likely to influence management.</text:p>
      <text:p text:style-name="P18"/>
      <text:p text:style-name="P16">MSE key advantage: uncertainty (3): Structural uncertainty</text:p>
      <text:p text:style-name="P23">Structural uncertainty is the next form of uncertainty in this framework. In this diagram it is specifically tied the the manager model, and while this is reasonable it should probably be noted that this may be a more overarching form of uncertainty.</text:p>
      <text:p text:style-name="P23">Structural uncertainty relates to the uncertainty that arises from a lack of understanding of the “true” system overall; <text:span text:style-name="T10">which parts of the system do we need to understand and/or include in our model or modelling framework to produce correct population predictions?</text:span></text:p>
      <text:p text:style-name="P24">This is a harder one to understand that the other sources of uncertainty – I like to think of this one as kind of “model uncertainty”; that is to say instead of being uncertain about certain aspects of elements of your model, you can think of structural uncertainty in terms of uncertainty over which elements you should or shouldn’t include in the first place. In statistical terms, this relates to questions over model selection, rather than parameter estimation, for example.</text:p>
      <text:p text:style-name="P24"/>
      <text:p text:style-name="P16">MSE key advantage: uncertainty (4): Implementation uncertainty</text:p>
      <text:p text:style-name="P24"><text:soft-page-break/>The final form of uncertainty that and MSE approach allows us to handle explicitly is implementation uncertainty. That is to say, this may relate to how or to what extent a managers’ policy is actually implemented by the resource users. <text:span text:style-name="T11">The examples I was talking about earlier – the one about the geese hunters in Denmark and Ivory poaching illustrate the importance of this: there may be practical limits in the extent to which hunting quotas could be achieved, for example, or limited compliance with rules to begin with. Another possible element of this would be institutional inertia: it could simply be that because of limits to the way in which organisations can set or respond to new rules, implementation of them takes time, thereby slowing the impact of any management changes.</text:span></text:p>
      <text:p text:style-name="P24"/>
      <text:p text:style-name="P25">I should stress that while MSE allows for the incorporation of all of these sources of uncertainty and variability, over and above say adaptive management, it is by no means a given that this actually takes place. It is possible to have an MSE framework that actually has very limited ability to account for any of this, and indeed, doing all of this does require specific implementations of MSE, which brings me to GMSE – or Generalised Management Strategy Evaluation. </text:p>
      <text:p text:style-name="P16"/>
      <text:p text:style-name="P16">GMSE: introduction</text:p>
      <text:p text:style-name="P26">GMSE is a specific implementation of MSE, and uses an individual-based simulation approach to model each of the four components of SES: resources, observations, managers and users. GMSE was developed as an R package in our research group, primarily by my colleague Brad Duthie.</text:p>
      <text:p text:style-name="P26">This package is freely available for download on the website I’ve shown here, and includes a number of examples and lots of documentation.</text:p>
      <text:p text:style-name="P26">You will have hopefully been able to install this package before we started, and at the end of this session we’ll hopefully have some time to have a play with the different functionalities of it by tweaking some parameters, etc.</text:p>
      <text:p text:style-name="P26">Before we do so, however, in the next few slides I will explain in some detail what it does and how it does it, and then I’ll show you one example of a use case.</text:p>
      <text:p text:style-name="P16"/>
      <text:p text:style-name="P16">GMSE: methods (1) – individual resources, observations</text:p>
      <text:p text:style-name="P26">Ok, so GMSE follows pretty much exactly the same overall approach as MSE in general terms, so here we again have the diagram from before, splitting the model into four components. Each of these four components are explicitly present in the GMSE framework, and can be set up and customised by the user.</text:p>
      <text:p text:style-name="P26">What the model does, is it sets up a square landscape which is divided up in a number of squares. There are then individual resource “agents” - whatever the case study calls for, this can be fish, geese, lions. Each of these resources are born, die, move among landscape cells, and interact with the landscape, for example consume some amount of the crop present in this landscape. <text:span text:style-name="T12">The mechanisms by which they do this – for example the population model that governs growth rates (births and deaths) or the resource consumption can be customised fully.</text:span></text:p>
      <text:p text:style-name="P27">To enable management of this population, this resource population is then observed via functions defined in the observation model; by implementing for example different kinds of sampling regimes, different uncertainties and variability is introduced into the system at this level.</text:p>
      <text:p text:style-name="P16"/>
      <text:p text:style-name="P16">GMSE: methods (<text:span text:style-name="T12">2</text:span>) – managers</text:p>
      <text:p text:style-name="P27">Third, the observations of the resource population generated by the observation model are then fed into the manager model. In the current GMSE implementation there is only a single “manager” but this could also be conceptualised as for example an entire governmental organisation or NGO that is tasked with managing the natural resource and, for example, harvesting of it.</text:p>
      <text:p text:style-name="P27">What the manager model does, is it takes a given population target (this is a key model parameter) and compares this with the current population level.</text:p>
      <text:p text:style-name="P27">On the basis of the difference between the target and the current population (is it higher, or lower?), and a given amount of available budget, the manager then sets “costs” for a number of actions that <text:soft-page-break/>the users will be allowed to take in the following time step; how this is done I will come back to in a minute, but in general terms remember that these costs of future actions are set so as to minimise the expected difference between the population level and target.</text:p>
      <text:p text:style-name="P16"/>
      <text:p text:style-name="P16">GMSE: methods (<text:span text:style-name="T12">3</text:span>) - users</text:p>
      <text:p text:style-name="P27">The final element of the GMSE framework is of course the users.</text:p>
      <text:p text:style-name="P27">Again, these are modelled as individual agents and can vary in number according to the case study at hand. </text:p>
      <text:p text:style-name="P27">In each time step, each user selects an action to take based on its current budget, the costs of these actions, and their likely value in terms of maximising what is called their “utility”. You may or may not be familiar with the concept of utility, but in short it comes from economics and is kind of like fitness in a behavioural ecological sense – it is an individual value that is influenced by different factors – this can be anything but in this case it could be income gained through agricultural yield – so when conceptualised in this way, the users here are farmers who seek to maximise yield.</text:p>
      <text:p text:style-name="P27">Each user, or farmer, in this case, “ownes” a given set of landscape cells, <text:span text:style-name="T13">which may or may not have some resource animals on them. Presence of animals would damage agricultural yield.</text:span></text:p>
      <text:p text:style-name="P29">Depending on the simulation that is run, different potential actions are available to users in each time step. As some examples, three key ones would be to cull (or kill) resources present on an users’ land, to scare resources off their land, or to actually simply farm their land which may increase yield. Other potential actions may be to actually benefit the resource – for example by feeding them or helping offspring. Again, how many actions of each of these a user chooses will depend on how they can best maximise their utility, or yield – and what costs the manager has set to perform each of these actions.</text:p>
      <text:p text:style-name="P29">When all users have chosen their actions, the model moves into the next time step, by taking the resulting resource population following the actions from users, and their own population dynamics, and starting again with a round of observations.</text:p>
      <text:p text:style-name="P28"/>
      <text:p text:style-name="P16">GMSE: methods: selecting actions</text:p>
      <text:p text:style-name="P29">So as promised, exactly how do the simulated managers and users choose the their costs and actions, respectively?</text:p>
      <text:p text:style-name="P29">GMSE uses something called a genetic algorithm to choose a set of costs and actions, for both mana<text:span text:style-name="T14">ger and users.</text:span></text:p>
      <text:p text:style-name="P30">Although it may sound like it, GA doesn’t “evolve” any of the agents in an evolutionary sense. Instead, it is simply an optimisation algorithm which is aimed at mimic the effect of evolution by natural selection for a population of possible “actions”. A GA is run for each manager and user in each model time step, and each of these competes a “population” of possible actions (or costs in case of the manager) against each other. Say we pick a random selection of actions, we mutate each of these by changing it slightly, and then evaluate how each of these actions would perform to maximise utility. We then pick the best performing actions, see how much this set of actions has improved an agents’ utility, and if it has by a given amount, we repeat the whole process by changing the actions slightly – until the improvement of utility is no longer greater than a certain threshold. Once this is complete, the agent will have its finally chosen set of costs or actions for that time step.</text:p>
      <text:p text:style-name="P30">Remember that this process takes place for each agent (users and manager) in each time step of the model. While this may sound complicated, it is actually a quite effective optimisation algorithm that doesn’t rely on very strict decision rules – instead, like evolution by natural selection, it attempts to be a flexible way of representing a decision-making process where the underlying fundemental process (maximisation of fitness, or in this case, utility, does not change).</text:p>
      <text:p text:style-name="P30">This is obviously a very quick summary of how this works but if you are interested I’m quite happy to discuss in more detail later on.</text:p>
      <text:p text:style-name="P16"/>
      <text:p text:style-name="P16">Example use of GMSE: Taiga bean goose (1)</text:p>
      <text:p text:style-name="P30"><text:soft-page-break/>Instead of getting too mired in the technical details of the GMSE framework, I will finish by talking you through an example case study of an application of GMSE.</text:p>
      <text:p text:style-name="P31">This example is a hypothetical one which is included in the background material of GMSE itself. While it is a hypothetical example, it is based on the management of Taiga Bean Geese, which is a species of geese which breeds in the Scandinavian and Russian arctic, migrate through the Baltic, and winter in Western europe.</text:p>
      <text:p text:style-name="P32">I won’t go into too many details on this case study, but suffice to say that this population both undergoes substantial fluctuations, and at the same time is hunted by predominantly recreational hunters at different parts of the flyway. Thus, management of this population is required, with careful setting of harvesting quotas, to ensure population sustainability.</text:p>
      <text:p text:style-name="P16"/>
      <text:p text:style-name="P16">Example use of GMSE: Taiga bean goose (2)</text:p>
      <text:p text:style-name="P32">The example case for these geese in GMSE takes a “single management unit” for this population – the population breeding in Nova Zembla, and uses published population parameters to set up a very simple simulation model in GMSE.</text:p>
      <text:p text:style-name="P32">We take a central population size of 35000 individuals, and set a reproductive rate of 0.275, and also incorporate an additional mortality rale of just over 10% to account for adult survival limitations. We also know that the target for this population on a European level is about double the current level, so around 70k individuals.</text:p>
      <text:p text:style-name="P32">Ok, so this becomes our resource population.</text:p>
      <text:p text:style-name="P16"/>
      <text:p text:style-name="P16">Example use of GMSE: Taiga bean goose (3)</text:p>
      <text:p text:style-name="P32">We then set up the landscape. For the purposes of this simulation, we model a farmland landscape in southern Sweden, where this population passes through (stages) during migration. <text:span text:style-name="T15">So this is really what the GMSE model simulates here. We divided this landscape up into 60% private land (owned by individual farmers, so the users in the model, and 50% public land, representing the combination of e.g. nature reserves or non-farmed land – this was done without much reference to the real situation, so represents more of a hypothetical landscape pattern.</text:span></text:p>
      <text:p text:style-name="P33">We model 80 users, so 80 farmers and the lanscape is 100x100 units, so each farmer owns approximately 75 units. In each time step, an individual goose would reduce landscape yield (for farmers) by approximately 0.02% per time step.</text:p>
      <text:p text:style-name="P19"/>
      <text:p text:style-name="P16">Example use of GMSE: Taiga bean goose (4)</text:p>
      <text:p text:style-name="P33">What we can now do, using GMSE, is examine the dynamics of the whole of this SES <text:span text:style-name="T16">given different potential management interventions, that is to say, for example, different potential actions that are taken.</text:span></text:p>
      <text:p text:style-name="P34">This first set of plots shows the output of a GMSE simulation run using the parameters I set out just now, for 30 years of management of the population, but with giving only culling as a potential option for managers. These are some of the default plots that GMSE shows of its output. In the top left hand one, you can see the abundance of the population trajectory in black, and the mean yield across users in the yellow line. You can see that in spite of culling being the only allowed action, the population growths steadily over future years, from its starting point at around 35k individuals to just over the managers target, at which point it stabilises.</text:p>
      <text:p text:style-name="P34">When you look at the bottom two plots you can see how this happens – because early on, the population is so far below the target, the managers consistently set the cost of culling geese very high – this is the bottom left hand side. On the bottom right hand side, you can see what the end result of this is for actions taken – early on, when the cost is high, the users cull very few geese, simply because the cost is so high. However, when the population reaches the target, the manager starts to relax his approach and allow more culling, by lowering the cost – as a result, culling actions made increase.</text:p>
      <text:p text:style-name="P16"/>
      <text:p text:style-name="P16">Example use of GMSE: Taiga bean goose (5)</text:p>
      <text:p text:style-name="P34"><text:soft-page-break/>We can compare this with a situation where we additionally allow scaring as an alternative action. Although perhaps the overall effect of this additional management does not appear to be that huge, in terms of the resource population at least, <text:span text:style-name="T17">it is interesting to note what the result of this additional action is on both costs set and actions taken – in particular, note that when culling was the </text:span><text:span text:style-name="T18">only </text:span><text:span text:style-name="T17">permitted action, in the previous simulations, we could see that early on users would still cull some geese. In this situation, however, because there is an alternative option, you can see that all users choose to scare instead of cull, early on. As a result of this, progression towards the population target is a little bit quicker (although, in this example, not hugely so).</text:span></text:p>
      <text:p text:style-name="P34"/>
      <text:p text:style-name="P35">Basically this only shows a very simple example of what you could do with GMSE. Obviously far more interesting and far more detailed exploration of management strategies are possible, with a very long list of potential parameters which can all be tweaked. We will look into this in a bit.</text:p>
      <text:p text:style-name="P34"/>
      <text:p text:style-name="P16">Summary</text:p>
      <text:p text:style-name="P36">Just to finish, however, a quick summary of all of this.</text:p>
      <text:p text:style-name="P36">First, we have seen that effective management of natural resource populations needs consideration of variation in resource behaviour, stakeholder behaviour, and all uncertainties therein.</text:p>
      <text:p text:style-name="P36">Second, we have seen that over and above other management modelling frameworks, MSE allows for detailed consideration of each of these sources of uncertainty; including process, observation, structural and implementation uncertainty.</text:p>
      <text:p text:style-name="P36">Finally, I have introduced to you GMSE, which is a generalised implementation of MSE using a individual-based simulation approach, including decision-making using genetic algorithms. GMSE allows detailed specification of all submodels of the MSE model, and can be applied to a range of case studies.</text:p>
      <text:p text:style-name="P3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en Minderman</meta:initial-creator>
    <meta:creation-date>2020-03-30T10:40:50.287562903</meta:creation-date>
    <dc:date>2020-03-31T16:49:52.008385080</dc:date>
    <dc:creator>Jeroen Minderman</dc:creator>
    <meta:editing-duration>PT9H23M41S</meta:editing-duration>
    <meta:editing-cycles>11</meta:editing-cycles>
    <meta:generator>LibreOffice/6.0.7.3$Linux_X86_64 LibreOffice_project/00m0$Build-3</meta:generator>
    <meta:document-statistic meta:table-count="0" meta:image-count="0" meta:object-count="0" meta:page-count="8" meta:paragraph-count="131" meta:word-count="4713" meta:character-count="28844" meta:non-whitespace-character-count="24201"/>
  </office:meta>
</office:document-meta>
</file>